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Hyperlink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6.35cm" style:use-optimal-column-width="true"/>
    </style:style>
    <style:style style:name="co3" style:family="table-column">
      <style:table-column-properties fo:break-before="auto" style:column-width="3.22791666666667cm"/>
    </style:style>
    <style:style style:name="co4" style:family="table-column">
      <style:table-column-properties fo:break-before="auto" style:column-width="16.35125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2"/>
        <table:table-column table:style-name="co1" table:default-cell-style-name="ce1"/>
        <table:table-column table:style-name="co5" table:number-columns-repeated="16376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List of Components</text:p>
          </table:table-cell>
          <table:table-cell table:number-columns-repeated="3" table:style-name="ce1"/>
          <table:table-cell table:style-name="ce2"/>
          <table:table-cell table:number-columns-repeated="16377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Name</text:p>
          </table:table-cell>
          <table:table-cell office:value-type="string" table:style-name="ce1">
            <text:p>Quantity</text:p>
          </table:table-cell>
          <table:table-cell office:value-type="string" table:style-name="ce1">
            <text:p>Price</text:p>
          </table:table-cell>
          <table:table-cell office:value-type="string" table:style-name="ce1">
            <text:p>Comment</text:p>
          </table:table-cell>
          <table:table-cell office:value-type="string" table:style-name="ce2">
            <text:p>Link</text:p>
          </table:table-cell>
          <table:table-cell office:value-type="string" table:style-name="ce1">
            <text:p>|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string" table:style-name="ce1">
            <text:p>ESP32-CAM</text:p>
          </table:table-cell>
          <table:table-cell office:value-type="float" office:value="2" table:style-name="ce1">
            <text:p>2</text:p>
          </table:table-cell>
          <table:table-cell office:value-type="currency" office:value="15.18" table:style-name="ce3">
            <text:p><text:s/>£15.18<text:s/></text:p>
          </table:table-cell>
          <table:table-cell table:style-name="ce1"/>
          <table:table-cell table:style-name="ce2"/>
          <table:table-cell office:value-type="string" table:style-name="ce1">
            <text:p>|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string" table:style-name="ce4">
            <text:p>FT232RL UART Programmer</text:p>
          </table:table-cell>
          <table:table-cell office:value-type="float" office:value="2" table:style-name="ce1">
            <text:p>2</text:p>
          </table:table-cell>
          <table:table-cell office:value-type="currency" office:value="6.78" table:style-name="ce3">
            <text:p><text:s/>£6.78<text:s/></text:p>
          </table:table-cell>
          <table:table-cell table:style-name="ce1"/>
          <table:table-cell table:style-name="ce2"/>
          <table:table-cell office:value-type="string" table:style-name="ce1">
            <text:p>|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string" table:style-name="ce1">
            <text:p>Arduino UNO</text:p>
          </table:table-cell>
          <table:table-cell office:value-type="float" office:value="1" table:style-name="ce1">
            <text:p>1</text:p>
          </table:table-cell>
          <table:table-cell office:value-type="currency" office:value="15" table:style-name="ce3">
            <text:p><text:s/>£15.00<text:s/></text:p>
          </table:table-cell>
          <table:table-cell table:style-name="ce1"/>
          <table:table-cell office:value-type="string" table:style-name="ce5">
            <text:p><text:a xlink:href="https://www.amazon.co.uk/ELEGOO-Arduino-Arduino-Compatible-Transfer-Operation/dp/B09JWFTZ2V/ref=sr_1_4?crid=2EP4WT5S4HYLU&amp;keywords=arduino+uno&amp;qid=1679003433&amp;sprefix=arduino+uno%2Caps%2C72&amp;sr=8-4">https://www.amazon.co.uk/ELEGOO-Arduino-Arduino-Compatible-Transfer-Operation/dp/B09JWFTZ2V/ref=sr_1_4?crid=2EP4WT5S4HYLU&amp;keywords=arduino+uno&amp;qid=1679003433&amp;sprefix=arduino+uno%2Caps%2C72&amp;sr=8-4</text:a></text:p>
          </table:table-cell>
          <table:table-cell office:value-type="string" table:style-name="ce1">
            <text:p>|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string" table:style-name="ce1">
            <text:p>V1888 IR</text:p>
          </table:table-cell>
          <table:table-cell office:value-type="float" office:value="1" table:style-name="ce1">
            <text:p>1</text:p>
          </table:table-cell>
          <table:table-cell office:value-type="currency" office:value="3.19" table:style-name="ce3">
            <text:p><text:s/>£3.19<text:s/></text:p>
          </table:table-cell>
          <table:table-cell table:style-name="ce1"/>
          <table:table-cell office:value-type="string" table:style-name="ce5">
            <text:p><text:a xlink:href="https://www.ebay.co.uk/itm/404180332851?hash=item5e1b067133:g:YhQAAOSwuKVjElkP&amp;amdata=enc%3AAQAHAAAA4ETAyd7Q3B7qlIbf2T9i0wV%2Ff0nOmeqS5D%2FUWXdvU2%2FGC65z2tIyoXCSAPgqUGtMz%2BXQslOB6FhzAPhTCXgjZOBVToLm5QZpsPRPeW0p3abOWiyhNcRV1tsWLAbFIIr3HIc73AJaqaV9i2jPl0CkqRLZQsY2e9xfok07QoNZ5k712IU%2BANDkQadck%2BQEcCeTAIzGQFZWATTq6pI2rfJqOKC7pgSNNHqWRlaLm%2FTzw2Od2wn8ZgxR8pYl4rONsrTRHyX0jiHGdLwKs91O128VBgFn5IOX8sV3D00VUOqk3zKe%7Ctkp%3ABFBMpPH9xt1h">https://www.ebay.co.uk/itm/404180332851?hash=item5e1b067133:g:YhQAAOSwuKVjElkP&amp;amdata=enc%3AAQAHAAAA4ETAyd7Q3B7qlIbf2T9i0wV%2Ff0nOmeqS5D%2FUWXdvU2%2FGC65z2tIyoXCSAPgqUGtMz%2BXQslOB6FhzAPhTCXgjZOBVToLm5QZpsPRPeW0p3abOWiyhNcRV1tsWLAbFIIr3HIc73AJaqaV9i2jPl0CkqRLZQsY2e9xfok07QoNZ5k712IU%2BANDkQadck%2BQEcCeTAIzGQFZWATTq6pI2rfJqOKC7pgSNNHqWRlaLm%2FTzw2Od2wn8ZgxR8pYl4rONsrTRHyX0jiHGdLwKs91O128VBgFn5IOX8sV3D00VUOqk3zKe%7Ctkp%3ABFBMpPH9xt1h</text:a></text:p>
          </table:table-cell>
          <table:table-cell office:value-type="string" table:style-name="ce1">
            <text:p>|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string" table:style-name="ce1">
            <text:p>Buck Converter</text:p>
          </table:table-cell>
          <table:table-cell office:value-type="float" office:value="10" table:style-name="ce1">
            <text:p>10</text:p>
          </table:table-cell>
          <table:table-cell office:value-type="currency" office:value="9.6999999999999993" table:style-name="ce3">
            <text:p><text:s/>£9.70<text:s/></text:p>
          </table:table-cell>
          <table:table-cell table:style-name="ce1"/>
          <table:table-cell office:value-type="string" table:style-name="ce5">
            <text:p><text:a xlink:href="https://www.ebay.co.uk/itm/363884435940">https://www.ebay.co.uk/itm/363884435940</text:a></text:p>
          </table:table-cell>
          <table:table-cell office:value-type="string" table:style-name="ce1">
            <text:p>|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string" table:style-name="ce1">
            <text:p>Laser</text:p>
          </table:table-cell>
          <table:table-cell office:value-type="float" office:value="1" table:style-name="ce1">
            <text:p>1</text:p>
          </table:table-cell>
          <table:table-cell office:value-type="currency" office:value="1.55" table:style-name="ce3">
            <text:p><text:s/>£1.55<text:s/></text:p>
          </table:table-cell>
          <table:table-cell table:style-name="ce1"/>
          <table:table-cell office:value-type="string" table:style-name="ce5">
            <text:p><text:a xlink:href="https://www.ebay.co.uk/itm/323757599525?hash=item4b6174eb25:g:lwwAAOSwIN9cneQm&amp;amdata=enc%3AAQAHAAAA4OYWES5wzXnAt4hy2uPY8zjCBHZot4STMphyEF3TzQCMfrMW0luPi6wfm7t1AJ6iN0uFrnd9D0OOa32Py%2B7zFEjXbMMCkfKzQYuPQjirzXJIiiDUfOBcb9P08EM6XymYFehzH0T%2FQVOj3bSv8CfCGB3F8cwFX%2F4rC1o5gy08XLbkiPVEG6DmBTTfoshzbMETpp2olLKTc0i4YMMTE4lMxH5UY92E%2B%2FfxDo43a4%2BPWDQ2P6AAFGb1sOFaKYJ7YW7q0DKwm4Dx1TN2lwGj49L9r0rm1tFMKVm6OB3UOM4Pnz29%7Ctkp%3ABk9SR46Di8fdYQ">https://www.ebay.co.uk/itm/323757599525?hash=item4b6174eb25:g:lwwAAOSwIN9cneQm&amp;amdata=enc%3AAQAHAAAA4OYWES5wzXnAt4hy2uPY8zjCBHZot4STMphyEF3TzQCMfrMW0luPi6wfm7t1AJ6iN0uFrnd9D0OOa32Py%2B7zFEjXbMMCkfKzQYuPQjirzXJIiiDUfOBcb9P08EM6XymYFehzH0T%2FQVOj3bSv8CfCGB3F8cwFX%2F4rC1o5gy08XLbkiPVEG6DmBTTfoshzbMETpp2olLKTc0i4YMMTE4lMxH5UY92E%2B%2FfxDo43a4%2BPWDQ2P6AAFGb1sOFaKYJ7YW7q0DKwm4Dx1TN2lwGj49L9r0rm1tFMKVm6OB3UOM4Pnz29%7Ctkp%3ABk9SR46Di8fdYQ</text:a></text:p>
          </table:table-cell>
          <table:table-cell office:value-type="string" table:style-name="ce1">
            <text:p>|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string" table:style-name="ce1">
            <text:p>Servo motors MG996R MG995</text:p>
          </table:table-cell>
          <table:table-cell office:value-type="float" office:value="3" table:style-name="ce1">
            <text:p>3</text:p>
          </table:table-cell>
          <table:table-cell office:value-type="currency" office:value="16.399999999999999" table:formula="of:=10.35+6.05" table:style-name="ce3">
            <text:p><text:s/>£16.40<text:s/></text:p>
          </table:table-cell>
          <table:table-cell office:value-type="string" table:style-name="ce1">
            <text:p>2x 180 and 1x 360</text:p>
          </table:table-cell>
          <table:table-cell table:style-name="ce2"/>
          <table:table-cell office:value-type="string" table:style-name="ce1">
            <text:p>|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string" table:style-name="ce1">
            <text:p>electric motor guns</text:p>
          </table:table-cell>
          <table:table-cell office:value-type="float" office:value="2" table:style-name="ce1">
            <text:p>2</text:p>
          </table:table-cell>
          <table:table-cell office:value-type="currency" office:value="49.98" table:style-name="ce3">
            <text:p><text:s/>£49.98<text:s/></text:p>
          </table:table-cell>
          <table:table-cell table:style-name="ce1"/>
          <table:table-cell table:style-name="ce2"/>
          <table:table-cell office:value-type="string" table:style-name="ce1">
            <text:p>|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string" table:style-name="ce1">
            <text:p>lithium battery 12V</text:p>
          </table:table-cell>
          <table:table-cell office:value-type="float" office:value="1" table:style-name="ce1">
            <text:p>1</text:p>
          </table:table-cell>
          <table:table-cell office:value-type="currency" office:value="15.95" table:style-name="ce3">
            <text:p><text:s/>£15.95<text:s/></text:p>
          </table:table-cell>
          <table:table-cell table:style-name="ce1"/>
          <table:table-cell table:style-name="ce2"/>
          <table:table-cell office:value-type="string" table:style-name="ce1">
            <text:p>|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string" table:style-name="ce1">
            <text:p>slip rings</text:p>
          </table:table-cell>
          <table:table-cell office:value-type="float" office:value="3" table:style-name="ce1">
            <text:p>3</text:p>
          </table:table-cell>
          <table:table-cell office:value-type="currency" office:value="14.93" table:style-name="ce3">
            <text:p><text:s/>£14.93<text:s/></text:p>
          </table:table-cell>
          <table:table-cell table:style-name="ce1"/>
          <table:table-cell table:style-name="ce2"/>
          <table:table-cell office:value-type="string" table:style-name="ce1">
            <text:p>|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string" table:style-name="ce1">
            <text:p>AZDelivery I2C 0.96-inch OLED Display</text:p>
          </table:table-cell>
          <table:table-cell office:value-type="float" office:value="3" table:style-name="ce1">
            <text:p>3</text:p>
          </table:table-cell>
          <table:table-cell office:value-type="currency" office:value="12.99" table:style-name="ce3">
            <text:p><text:s/>£12.99<text:s/></text:p>
          </table:table-cell>
          <table:table-cell table:number-columns-repeated="2" table:style-name="ce1"/>
          <table:table-cell office:value-type="string" table:style-name="ce1">
            <text:p>|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number-columns-repeated="2" table:style-name="ce1"/>
          <table:table-cell table:style-name="ce3"/>
          <table:table-cell table:number-columns-repeated="2" table:style-name="ce1"/>
          <table:table-cell office:value-type="string" table:style-name="ce1">
            <text:p>|</text:p>
          </table:table-cell>
          <table:table-cell table:number-columns-repeated="16376"/>
        </table:table-row>
        <table:table-row table:number-rows-repeated="3" table:style-name="ro1">
          <table:table-cell table:number-columns-repeated="2"/>
          <table:table-cell table:number-columns-repeated="4" table:style-name="ce1"/>
          <table:table-cell table:style-name="ce2"/>
          <table:table-cell office:value-type="string" table:style-name="ce1">
            <text:p>|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string" table:style-name="ce1">
            <text:p>Total Price</text:p>
          </table:table-cell>
          <table:table-cell table:style-name="ce1"/>
          <table:table-cell office:value-type="currency" office:value="161.64999999999998" table:formula="of:=SUM([.E8:.E19])" table:style-name="ce3">
            <text:p><text:s/>£161.65<text:s/></text:p>
          </table:table-cell>
          <table:table-cell table:style-name="ce1"/>
          <table:table-cell table:style-name="ce2"/>
          <table:table-cell office:value-type="string" table:style-name="ce1">
            <text:p>|</text:p>
          </table:table-cell>
          <table:table-cell table:number-columns-repeated="16376"/>
        </table:table-row>
        <table:table-row table:number-rows-repeated="2" table:style-name="ro1">
          <table:table-cell table:number-columns-repeated="2"/>
          <table:table-cell table:number-columns-repeated="2" table:style-name="ce1"/>
          <table:table-cell table:style-name="ce3"/>
          <table:table-cell table:style-name="ce1"/>
          <table:table-cell table:style-name="ce2"/>
          <table:table-cell office:value-type="string" table:style-name="ce1">
            <text:p>|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string" table:style-name="ce1">
            <text:p>Total 3D printer</text:p>
          </table:table-cell>
          <table:table-cell table:style-name="ce1"/>
          <table:table-cell office:value-type="currency" office:value="269.02" table:formula="of:=SUM([.E27:.E29])" table:style-name="ce3">
            <text:p><text:s/>£269.02<text:s/></text:p>
          </table:table-cell>
          <table:table-cell table:style-name="ce1"/>
          <table:table-cell table:style-name="ce2"/>
          <table:table-cell office:value-type="string" table:style-name="ce1">
            <text:p>|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string" table:style-name="ce1">
            <text:p>printer</text:p>
          </table:table-cell>
          <table:table-cell table:style-name="ce1"/>
          <table:table-cell office:value-type="currency" office:value="170" table:style-name="ce3">
            <text:p><text:s/>£170.00<text:s/></text:p>
          </table:table-cell>
          <table:table-cell table:style-name="ce1"/>
          <table:table-cell table:style-name="ce2"/>
          <table:table-cell office:value-type="string" table:style-name="ce1">
            <text:p>|</text:p>
          </table:table-cell>
          <table:table-cell table:number-columns-repeated="16376"/>
        </table:table-row>
        <table:table-row table:style-name="ro2">
          <table:table-cell table:number-columns-repeated="2"/>
          <table:table-cell office:value-type="string" table:style-name="ce4">
            <text:p>new bed + new springs + silent motherboard</text:p>
          </table:table-cell>
          <table:table-cell table:style-name="ce1"/>
          <table:table-cell office:value-type="currency" office:value="66.02" table:style-name="ce3">
            <text:p><text:s/>£66.02<text:s/></text:p>
          </table:table-cell>
          <table:table-cell table:style-name="ce1"/>
          <table:table-cell table:style-name="ce2"/>
          <table:table-cell office:value-type="string" table:style-name="ce1">
            <text:p>|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string" table:style-name="ce1">
            <text:p>fillemnet</text:p>
          </table:table-cell>
          <table:table-cell table:style-name="ce1"/>
          <table:table-cell office:value-type="currency" office:value="33" table:style-name="ce3">
            <text:p><text:s/>£33.00<text:s/></text:p>
          </table:table-cell>
          <table:table-cell table:style-name="ce1"/>
          <table:table-cell table:style-name="ce2"/>
          <table:table-cell office:value-type="string" table:style-name="ce1">
            <text:p>|</text:p>
          </table:table-cell>
          <table:table-cell table:number-columns-repeated="16376"/>
        </table:table-row>
        <table:table-row table:number-rows-repeated="104854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GB">
      <number:text> </number:text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36P1" number:language="en" number:country="GB">
      <number:text>-</number:text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36P2" number:language="en" number:country="GB">
      <number:text> </number:text>
      <number:currency-symbol number:language="en" number:country="GB">£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dc:creator>Jerzy Gorak</dc:creator>
    <meta:creation-date>2023-03-12T23:09:04Z</meta:creation-date>
    <dc:date>2023-06-11T17:42:05Z</dc:date>
    <meta:editing-cycles>4</meta:editing-cycles>
    <meta:editing-duration>PT3831S</meta:editing-duration>
  </office:meta>
</office:document-meta>
</file>